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1431d" officeooo:paragraph-rsid="0011431d" style:font-size-asian="12.25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nds on 5</text:p>
      <text:p text:style-name="Standard">StudentSurvey &lt;- read_csv("C:/Users/Lenovo/OneDrive/Desktop/Data-Science-Program/DATASETS/studentSurvey.csv")</text:p>
      <text:p text:style-name="Standard">View(StudentSurvey)</text:p>
      <text:p text:style-name="Standard">head(StudentSurvey)</text:p>
      <text:p text:style-name="Standard"/>
      <text:p text:style-name="Standard"/>
      <text:p text:style-name="Standard"># Area1-12</text:p>
      <text:p text:style-name="P1">#Whether this data is suitable for factor analysis</text:p>
      <text:p text:style-name="Standard"/>
      <text:p text:style-name="Standard">StudentSurvey1 &lt;- StudentSurvey[, 31:42]</text:p>
      <text:p text:style-name="Standard">View(StudentSurvey1)</text:p>
      <text:p text:style-name="Standard"/>
      <text:p text:style-name="Standard">StudentSurveymatrix &lt;- cor(StudentSurvey1)</text:p>
      <text:p text:style-name="Standard">View(round(StudentSurveymatrix, 2))</text:p>
      <text:p text:style-name="Standard"/>
      <text:p text:style-name="Standard">cortest.bartlett(StudentSurvey1)</text:p>
      <text:p text:style-name="Standard"/>
      <text:p text:style-name="Standard">det(StudentSurveymatrix)</text:p>
      <text:p text:style-name="Standard">#The appropriate number of factors for this data</text:p>
      <text:p text:style-name="Standard"/>
      <text:p text:style-name="Standard">pcModel1 &lt;- principal(StudentSurvey1, nfactors = 10, rotate = "none")</text:p>
      <text:p text:style-name="Standard">pcModel1</text:p>
      <text:p text:style-name="Standard">plot(pcModel1$values, type="b")</text:p>
      <text:p text:style-name="Standard"/>
      <text:p text:style-name="Standard">#The best model fit for this data</text:p>
      <text:p text:style-name="Standard">pcModel2 &lt;- principal(StudentSurvey1, nfactors = 2, rotate = "none")</text:p>
      <text:p text:style-name="Standard">residuals &lt;- factor.residuals(StudentSurveymatrix, pcModel2$loadings)</text:p>
      <text:p text:style-name="Standard">residuals &lt;- as.matrix(residuals[upper.tri(residuals)]</text:p>
      <text:p text:style-name="Standard">largeResid &lt;- abs(residuals) &gt; .05 <text:s text:c="21"/></text:p>
      <text:p text:style-name="Standard">sum(largeResid)</text:p>
      <text:p text:style-name="Standard">sum(largeResid/nrow(residuals))</text:p>
      <text:p text:style-name="Standard"/>
      <text:p text:style-name="P1">#How the items group together into factors, if there is more than one factor indicated</text:p>
      <text:p text:style-name="Standard"/>
      <text:p text:style-name="Standard">goodFWB &lt;- StudentSurvey1[, c(1,2,4,8)]</text:p>
      <text:p text:style-name="Standard">badFWB &lt;- StudentSurvey1[, c(3,5,6,7,9,10)]</text:p>
      <text:p text:style-name="Standard"/>
      <text:p text:style-name="Standard"/>
      <text:p text:style-name="Standard">StudentSurvey1$FWB1_3r &lt;- NA</text:p>
      <text:p text:style-name="Standard">StudentSurvey1$FWB1_3r[StudentSurvey1$FWB1_3 == 1] &lt;- 5</text:p>
      <text:p text:style-name="Standard">StudentSurvey1$FWB1_3r[StudentSurvey1$FWB1_3 == 2] &lt;- 4</text:p>
      <text:p text:style-name="Standard">StudentSurvey1$FWB1_3r[StudentSurvey1$FWB1_3 == 3] &lt;- 3</text:p>
      <text:p text:style-name="Standard">StudentSurvey1$FWB1_3r[StudentSurvey1$FWB1_3 == 4] &lt;- 2</text:p>
      <text:p text:style-name="Standard">StudentSurvey1$FWB1_3r[StudentSurvey1$FWB1_3 == 5] &lt;- 1</text:p>
      <text:p text:style-name="Standard"/>
      <text:p text:style-name="Standard">StudentSurvey1$FWB1_5r &lt;- NA</text:p>
      <text:p text:style-name="Standard"><text:soft-page-break/>StudentSurvey1$FWB1_5r[StudentSurvey1$FWB1_5 == 1] &lt;- 5</text:p>
      <text:p text:style-name="Standard">StudentSurvey1$FWB1_5r[StudentSurvey1$FWB1_5 == 2] &lt;- 4</text:p>
      <text:p text:style-name="Standard">StudentSurvey1$FWB1_5r[StudentSurvey1$FWB1_5 == 3] &lt;- 3</text:p>
      <text:p text:style-name="Standard">StudentSurvey1$FWB1_5r[StudentSurvey1$FWB1_5 == 4] &lt;- 2</text:p>
      <text:p text:style-name="Standard">StudentSurvey1$FWB1_5r[StudentSurvey1$FWB1_5 == 5] &lt;- 1</text:p>
      <text:p text:style-name="Standard"/>
      <text:p text:style-name="Standard">StudentSurvey1$FWB1_6r &lt;- NA</text:p>
      <text:p text:style-name="Standard">StudentSurvey1$FWB1_6r[StudentSurvey1$FWB1_6 == 1] &lt;- 5</text:p>
      <text:p text:style-name="Standard">StudentSurvey1$FWB1_6r[StudentSurvey1$FWB1_6 == 2] &lt;- 4</text:p>
      <text:p text:style-name="Standard">StudentSurvey1$FWB1_6r[StudentSurvey1$FWB1_6 == 3] &lt;- 3</text:p>
      <text:p text:style-name="Standard">StudentSurvey1$FWB1_6r[StudentSurvey1$FWB1_6 == 4] &lt;- 2</text:p>
      <text:p text:style-name="Standard">StudentSurvey1$FWB1_6r[StudentSurvey1$FWB1_6 == 5] &lt;- 1</text:p>
      <text:p text:style-name="Standard"/>
      <text:p text:style-name="Standard">StudentSurvey1$FWB2_1r &lt;- NA</text:p>
      <text:p text:style-name="Standard">StudentSurvey1$FWB2_1r[StudentSurvey1$FWB2_1 == 1] &lt;- 5</text:p>
      <text:p text:style-name="Standard">StudentSurvey1$FWB2_1r[StudentSurvey1$FWB2_1 == 2] &lt;- 4</text:p>
      <text:p text:style-name="Standard">StudentSurvey1$FWB2_1r[StudentSurvey1$FWB2_1 == 3] &lt;- 3</text:p>
      <text:p text:style-name="Standard">StudentSurvey1$FWB2_1r[StudentSurvey1$FWB2_1 == 4] &lt;- 2</text:p>
      <text:p text:style-name="Standard">StudentSurvey1$FWB2_1r[StudentSurvey1$FWB2_1 == 5] &lt;- 1</text:p>
      <text:p text:style-name="Standard"/>
      <text:p text:style-name="Standard">StudentSurvey1$FWB2_3r &lt;- NA</text:p>
      <text:p text:style-name="Standard">StudentSurvey1$FWB2_3r[StudentSurvey1$FWB2_3 == 1] &lt;- 5</text:p>
      <text:p text:style-name="Standard">StudentSurvey1$FWB2_3r[StudentSurvey1$FWB2_3 == 2] &lt;- 4</text:p>
      <text:p text:style-name="Standard">StudentSurvey1$FWB2_3r[StudentSurvey1$FWB2_3 == 3] &lt;- 3</text:p>
      <text:p text:style-name="Standard">StudentSurvey1$FWB2_3r[StudentSurvey1$FWB2_3 == 4] &lt;- 2</text:p>
      <text:p text:style-name="Standard">StudentSurvey1$FWB2_3r[StudentSurvey1$FWB2_3 == 5] &lt;- 1</text:p>
      <text:p text:style-name="Standard"/>
      <text:p text:style-name="Standard">StudentSurvey1$FWB2_4r &lt;- NA</text:p>
      <text:p text:style-name="Standard">StudentSurvey1$FWB2_4r[StudentSurvey1$FWB2_4 == 1] &lt;- 5</text:p>
      <text:p text:style-name="Standard">StudentSurvey1$FWB2_4r[StudentSurvey1$FWB2_4 == 2] &lt;- 4</text:p>
      <text:p text:style-name="Standard">StudentSurvey1$FWB2_4r[StudentSurvey1$FWB2_4 == 3] &lt;- 3</text:p>
      <text:p text:style-name="Standard">StudentSurvey1$FWB2_4r[StudentSurvey1$FWB2_4 == 4] &lt;- 2</text:p>
      <text:p text:style-name="Standard">StudentSurvey1$FWB2_4r[StudentSurvey1$FWB2_4 == 5] &lt;- 1</text:p>
      <text:p text:style-name="Standard"/>
      <text:p text:style-name="Standard">StudentSurvey2 &lt;- StudentSurvey1[, c(1,2,4,8,11,12,13,14,15,16)]</text:p>
      <text:p text:style-name="Standard"/>
      <text:p text:style-name="Standard"/>
      <text:p text:style-name="Standard">alpha(goodFWB)</text:p>
      <text:p text:style-name="Standard">alpha(badFWB)</text:p>
      <text:p text:style-name="Standard">alpha(StudentSurvey1)</text:p>
      <text:p text:style-name="Standard"/>
      <text:p text:style-name="P1">#Whether the scale is considered reliable through inter-rater reliability</text:p>
      <text:p text:style-name="Standard">raw_alpha 0.78 95% confidence</text:p>
      <text:p text:style-name="Standard"/>
      <text:p text:style-name="P1">#Whether the scale is considered reliable through inter-item reliability</text:p>
      <text:p text:style-name="Standard">r.drop 0.6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30T23:14:51.483000000</meta:creation-date>
    <dc:date>2023-06-30T23:20:38.595000000</dc:date>
    <meta:editing-duration>PT5M47S</meta:editing-duration>
    <meta:editing-cycles>1</meta:editing-cycles>
    <meta:document-statistic meta:table-count="0" meta:image-count="0" meta:object-count="0" meta:page-count="2" meta:paragraph-count="70" meta:word-count="302" meta:character-count="3175" meta:non-whitespace-character-count="2921"/>
    <meta:generator>LibreOffice/7.3.4.2$Windows_X86_64 LibreOffice_project/728fec16bd5f605073805c3c9e7c4212a0120dc5</meta:generator>
  </office:meta>
</office:document-meta>
</file>